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7121a" officeooo:paragraph-rsid="0027121a"/>
    </style:style>
    <style:style style:name="P2" style:family="paragraph" style:parent-style-name="Text_20_body" style:list-style-name="L1">
      <style:text-properties officeooo:rsid="002589aa" officeooo:paragraph-rsid="002589aa"/>
    </style:style>
    <style:style style:name="P3" style:family="paragraph" style:parent-style-name="Text_20_body" style:list-style-name="L1">
      <style:text-properties officeooo:rsid="001beb31" officeooo:paragraph-rsid="001beb31"/>
    </style:style>
    <style:style style:name="P4" style:family="paragraph" style:parent-style-name="Text_20_body" style:list-style-name="L1">
      <style:text-properties officeooo:rsid="001beb31" officeooo:paragraph-rsid="0028316d"/>
    </style:style>
    <style:style style:name="P5" style:family="paragraph" style:parent-style-name="Text_20_body" style:list-style-name="L1">
      <style:text-properties officeooo:rsid="001ed1b1" officeooo:paragraph-rsid="001ed1b1"/>
    </style:style>
    <style:style style:name="P6" style:family="paragraph" style:parent-style-name="Text_20_body" style:list-style-name="L1">
      <style:text-properties officeooo:rsid="00209d5e" officeooo:paragraph-rsid="00209d5e"/>
    </style:style>
    <style:style style:name="P7" style:family="paragraph" style:parent-style-name="Text_20_body" style:list-style-name="L1">
      <style:text-properties officeooo:rsid="001e5a53" officeooo:paragraph-rsid="001e5a53"/>
    </style:style>
    <style:style style:name="P8" style:family="paragraph" style:parent-style-name="Text_20_body" style:list-style-name="L1">
      <style:text-properties officeooo:rsid="00229358" officeooo:paragraph-rsid="00229358"/>
    </style:style>
    <style:style style:name="P9" style:family="paragraph" style:parent-style-name="Text_20_body" style:list-style-name="L1">
      <style:text-properties officeooo:rsid="0028316d" officeooo:paragraph-rsid="0028316d"/>
    </style:style>
    <style:style style:name="P10" style:family="paragraph" style:parent-style-name="Text_20_body" style:list-style-name="L1">
      <style:text-properties officeooo:rsid="00298048" officeooo:paragraph-rsid="00298048"/>
    </style:style>
    <style:style style:name="T1" style:family="text">
      <style:text-properties officeooo:rsid="0022935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İÇİNDEKİLER</text:h>
      <text:p text:style-name="Text_20_body"/>
      <text:list xml:id="list688754968352022044" text:style-name="L1">
        <text:list-item>
          <text:p text:style-name="P1">Kapak</text:p>
        </text:list-item>
        <text:list-item>
          <text:p text:style-name="P2">İçindekiler</text:p>
        </text:list-item>
        <text:list-item>
          <text:p text:style-name="P3">Kısaltmalar</text:p>
        </text:list-item>
        <text:list-item>
          <text:p text:style-name="P3">Önsöz</text:p>
        </text:list-item>
        <text:list-item>
          <text:p text:style-name="P3">Özet</text:p>
        </text:list-item>
        <text:list-item>
          <text:p text:style-name="P3">Giriş</text:p>
        </text:list-item>
        <text:list-item>
          <text:p text:style-name="P3">Genetik Algoritmalar </text:p>
          <text:list>
            <text:list-item>
              <text:p text:style-name="P5">Tanımlar</text:p>
            </text:list-item>
            <text:list-item>
              <text:p text:style-name="P5">Teknik Gereksinimler</text:p>
            </text:list-item>
            <text:list-item>
              <text:p text:style-name="P5">Basit Algoritma</text:p>
            </text:list-item>
            <text:list-item>
              <text:p text:style-name="P5">Gerçek Zamanlı Algoritma</text:p>
            </text:list-item>
          </text:list>
        </text:list-item>
        <text:list-item>
          <text:p text:style-name="P3">Yapay Sinir Ağları</text:p>
          <text:list>
            <text:list-item>
              <text:p text:style-name="P6">Sinir Ağı</text:p>
            </text:list-item>
            <text:list-item>
              <text:p text:style-name="P6">Katman</text:p>
            </text:list-item>
            <text:list-item>
              <text:p text:style-name="P6">Sinir</text:p>
            </text:list-item>
            <text:list-item>
              <text:p text:style-name="P6">Bağlantı</text:p>
            </text:list-item>
          </text:list>
        </text:list-item>
        <text:list-item>
          <text:p text:style-name="P7">Nöroevrim</text:p>
          <text:list>
            <text:list-item>
              <text:p text:style-name="P6">Tanım</text:p>
            </text:list-item>
            <text:list-item>
              <text:p text:style-name="P6">Özet</text:p>
            </text:list-item>
            <text:list-item>
              <text:p text:style-name="P6">Yapay Sinir ağının Genetik Olarak Modellemesi</text:p>
            </text:list-item>
          </text:list>
        </text:list-item>
        <text:list-item>
          <text:p text:style-name="P7">XOR Problemi</text:p>
          <text:list>
            <text:list-item>
              <text:p text:style-name="P6">XOR Probleminin Nöroevrim ile çözül<text:span text:style-name="T1">m</text:span>esi</text:p>
            </text:list-item>
            <text:list-item>
              <text:p text:style-name="P8">Javascript Uygulaması</text:p>
            </text:list-item>
            <text:list-item>
              <text:p text:style-name="P8">Sonuçlar ve Analiz</text:p>
            </text:list-item>
          </text:list>
        </text:list-item>
        <text:list-item>
          <text:p text:style-name="P9">Gerçek Zamanlı Problem : kartal.io</text:p>
          <text:list>
            <text:list-item>
              <text:p text:style-name="P10">Girdiler</text:p>
            </text:list-item>
            <text:list-item>
              <text:p text:style-name="P10">Çıkışlar</text:p>
            </text:list-item>
            <text:list-item>
              <text:p text:style-name="P10">Çözüm</text:p>
            </text:list-item>
            <text:list-item>
              <text:p text:style-name="P10">Analiz</text:p>
            </text:list-item>
          </text:list>
        </text:list-item>
        <text:list-item>
          <text:p text:style-name="P4">Sonuç</text:p>
        </text:list-item>
        <text:list-item>
          <text:p text:style-name="P3">Kaynakça</text:p>
        </text:list-item>
        <text:list-item>
          <text:p text:style-name="P3">Özgeçmiş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1cm" fo:margin-right="3.08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33S</meta:editing-duration>
    <meta:editing-cycles>15</meta:editing-cycles>
    <meta:generator>LibreOffice/4.4.7.2$Windows_x86 LibreOffice_project/f3153a8b245191196a4b6b9abd1d0da16eead600</meta:generator>
    <dc:date>2016-05-19T16:34:54.856000000</dc:date>
    <meta:document-statistic meta:table-count="0" meta:image-count="0" meta:object-count="0" meta:page-count="1" meta:paragraph-count="33" meta:word-count="90" meta:character-count="490" meta:non-whitespace-character-count="464"/>
    <meta:user-defined meta:name="Info 1"/>
    <meta:user-defined meta:name="Info 2"/>
    <meta:user-defined meta:name="Info 3"/>
    <meta:user-defined meta:name="Info 4"/>
  </office:meta>
</office:document-meta>
</file>